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avid CLM" svg:font-family="'David CLM'" style:font-pitch="variable"/>
    <style:font-face style:name="David CLM1" svg:font-family="'David CLM'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onospace" svg:font-family="Monospace" style:font-adornments="Regular" style:font-pitch="fixed"/>
    <style:font-face style:name="Nachlieli CLM" svg:font-family="'Nachlieli CLM'"/>
    <style:font-face style:name="Nachlieli CLM1" svg:font-family="'Nachlieli CLM'" style:font-family-generic="roman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</office:font-face-decls>
  <office:automatic-styles>
    <style:style style:name="P1" style:family="paragraph" style:parent-style-name="Heading_20_1">
      <style:paragraph-properties fo:line-height="100%"/>
      <style:text-properties style:use-window-font-color="true" loext:opacity="0%" style:font-name="David CLM" officeooo:paragraph-rsid="04af6545" style:font-name-complex="David CLM"/>
    </style:style>
    <style:style style:name="P2" style:family="paragraph" style:parent-style-name="Heading_20_2">
      <style:text-properties style:use-window-font-color="true" loext:opacity="0%" officeooo:paragraph-rsid="07238840"/>
    </style:style>
    <style:style style:name="P3" style:family="paragraph" style:parent-style-name="Text_20_body">
      <style:text-properties style:use-window-font-color="true" loext:opacity="0%" officeooo:rsid="07238840" officeooo:paragraph-rsid="07238840"/>
    </style:style>
    <style:style style:name="P4" style:family="paragraph" style:parent-style-name="Text_20_body">
      <style:text-properties style:use-window-font-color="true" loext:opacity="0%" officeooo:rsid="07246821" officeooo:paragraph-rsid="07246821"/>
    </style:style>
    <style:style style:name="P5" style:family="paragraph" style:parent-style-name="Heading_20_2">
      <style:text-properties style:use-window-font-color="true" loext:opacity="0%" style:font-name="David CLM" fo:language="en" fo:country="US" officeooo:rsid="0695d5d1" officeooo:paragraph-rsid="06f4b7fe" style:font-size-asian="10.5pt" style:font-name-complex="David CLM" style:font-weight-complex="normal"/>
    </style:style>
    <style:style style:name="P6" style:family="paragraph" style:parent-style-name="Text_20_body">
      <style:paragraph-properties fo:line-height="100%"/>
      <style:text-properties style:use-window-font-color="true" loext:opacity="0%" style:font-name="David CLM" officeooo:rsid="04af6545" officeooo:paragraph-rsid="0749a165" style:font-name-complex="David CLM"/>
    </style:style>
    <style:style style:name="P7" style:family="paragraph" style:parent-style-name="Heading_20_2">
      <style:paragraph-properties fo:text-align="end" style:justify-single-word="false" style:writing-mode="rl-tb"/>
      <style:text-properties style:use-window-font-color="true" loext:opacity="0%" officeooo:paragraph-rsid="07479dc4"/>
    </style:style>
    <style:style style:name="P8" style:family="paragraph" style:parent-style-name="Text_20_body">
      <style:text-properties style:use-window-font-color="true" loext:opacity="0%" fo:language="en" fo:country="US" officeooo:rsid="07151935" officeooo:paragraph-rsid="07479dc4"/>
    </style:style>
    <style:style style:name="P9" style:family="paragraph" style:parent-style-name="Text_20_body">
      <style:text-properties style:use-window-font-color="true" loext:opacity="0%" officeooo:paragraph-rsid="07479dc4"/>
    </style:style>
    <style:style style:name="P10" style:family="paragraph" style:parent-style-name="Text_20_body">
      <style:text-properties style:use-window-font-color="true" loext:opacity="0%" style:font-name="Monospace" fo:language="en" fo:country="US" officeooo:rsid="07151935" officeooo:paragraph-rsid="07479dc4" style:font-size-asian="10.5pt" style:font-name-complex="David CLM1" style:font-weight-complex="normal"/>
    </style:style>
    <style:style style:name="P11" style:family="paragraph" style:parent-style-name="Text_20_body">
      <style:text-properties style:use-window-font-color="true" loext:opacity="0%" style:font-name="Monospace" fo:font-size="12pt" fo:language="en" fo:country="US" fo:font-style="normal" fo:font-weight="normal" officeooo:rsid="06853da4" officeooo:paragraph-rsid="07479dc4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P12" style:family="paragraph" style:parent-style-name="Heading_20_2">
      <style:text-properties style:use-window-font-color="true" loext:opacity="0%" officeooo:paragraph-rsid="07479dc4"/>
    </style:style>
    <style:style style:name="P13" style:family="paragraph" style:parent-style-name="Text_20_body">
      <style:text-properties style:use-window-font-color="true" loext:opacity="0%" officeooo:rsid="06d1e70e" officeooo:paragraph-rsid="07479dc4"/>
    </style:style>
    <style:style style:name="P14" style:family="paragraph" style:parent-style-name="Text_20_body">
      <style:text-properties style:use-window-font-color="true" loext:opacity="0%" fo:language="en" fo:country="US" officeooo:rsid="06d1e70e" officeooo:paragraph-rsid="07479dc4"/>
    </style:style>
    <style:style style:name="P15" style:family="paragraph" style:parent-style-name="Text_20_body">
      <style:text-properties style:use-window-font-color="true" loext:opacity="0%" fo:language="en" fo:country="US" officeooo:rsid="06d383f2" officeooo:paragraph-rsid="07479dc4"/>
    </style:style>
    <style:style style:name="P16" style:family="paragraph" style:parent-style-name="Heading_20_2">
      <style:paragraph-properties fo:text-align="end" style:justify-single-word="false" style:writing-mode="rl-tb"/>
      <style:text-properties style:use-window-font-color="true" loext:opacity="0%" style:font-name="Monospace" fo:font-size="12pt" fo:font-style="normal" fo:font-weight="normal" officeooo:rsid="06853da4" officeooo:paragraph-rsid="07479dc4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P17" style:family="paragraph" style:parent-style-name="Text_20_body">
      <style:paragraph-properties fo:line-height="100%"/>
      <style:text-properties style:use-window-font-color="true" loext:opacity="0%" style:font-name="David CLM" officeooo:rsid="04af6545" officeooo:paragraph-rsid="07238840" style:font-name-complex="David CLM"/>
    </style:style>
    <style:style style:name="P18" style:family="paragraph" style:parent-style-name="Heading_20_2">
      <style:text-properties style:use-window-font-color="true" loext:opacity="0%" officeooo:paragraph-rsid="06853da4"/>
    </style:style>
    <style:style style:name="P19" style:family="paragraph" style:parent-style-name="Text_20_body">
      <style:text-properties style:use-window-font-color="true" loext:opacity="0%" officeooo:rsid="0700a0f9" officeooo:paragraph-rsid="074be685"/>
    </style:style>
    <style:style style:name="P20" style:family="paragraph" style:parent-style-name="Standard">
      <style:paragraph-properties fo:text-align="start" style:justify-single-word="false" style:writing-mode="lr-tb"/>
      <style:text-properties style:use-window-font-color="true" loext:opacity="0%" fo:font-style="normal" officeooo:rsid="06de833f" officeooo:paragraph-rsid="074be685" style:font-style-asian="normal" style:font-style-complex="normal"/>
    </style:style>
    <style:style style:name="P21" style:family="paragraph" style:parent-style-name="Standard">
      <style:paragraph-properties fo:text-align="end" style:justify-single-word="false" style:writing-mode="rl-tb"/>
      <style:text-properties style:use-window-font-color="true" loext:opacity="0%" fo:font-style="normal" officeooo:rsid="06de833f" officeooo:paragraph-rsid="074be685" style:font-style-asian="normal" style:font-style-complex="normal"/>
    </style:style>
    <style:style style:name="P22" style:family="paragraph" style:parent-style-name="Text_20_body">
      <style:paragraph-properties fo:text-align="start" style:justify-single-word="false" style:writing-mode="lr-tb"/>
      <style:text-properties style:use-window-font-color="true" loext:opacity="0%" style:font-name="David CLM" fo:language="en" fo:country="US" officeooo:rsid="07374e7f" officeooo:paragraph-rsid="072b8a17" style:font-size-asian="10.5pt" style:font-name-complex="David CLM" style:font-weight-complex="normal"/>
    </style:style>
    <style:style style:name="P23" style:family="paragraph" style:parent-style-name="Text_20_body">
      <style:paragraph-properties fo:text-align="start" style:justify-single-word="false" style:writing-mode="lr-tb"/>
      <style:text-properties style:use-window-font-color="true" loext:opacity="0%" officeooo:rsid="072122b3" officeooo:paragraph-rsid="072b8a17"/>
    </style:style>
    <style:style style:name="P24" style:family="paragraph" style:parent-style-name="Text_20_body">
      <style:paragraph-properties fo:text-align="start" style:justify-single-word="false" style:writing-mode="lr-tb"/>
      <style:text-properties style:use-window-font-color="true" loext:opacity="0%" style:font-name="Monospace" fo:language="en" fo:country="US" officeooo:rsid="072b8a17" officeooo:paragraph-rsid="072b8a17" style:font-size-asian="10.5pt" style:font-name-complex="David CLM1" style:font-weight-complex="normal"/>
    </style:style>
    <style:style style:name="P25" style:family="paragraph" style:parent-style-name="Text_20_body">
      <style:text-properties style:use-window-font-color="true" loext:opacity="0%" officeooo:rsid="0700a0f9" officeooo:paragraph-rsid="070161b8"/>
    </style:style>
    <style:style style:name="P26" style:family="paragraph" style:parent-style-name="Text_20_body">
      <style:paragraph-properties fo:text-align="end" style:justify-single-word="false" style:writing-mode="rl-tb"/>
      <style:text-properties style:use-window-font-color="true" loext:opacity="0%" officeooo:rsid="0731983f" officeooo:paragraph-rsid="0731983f"/>
    </style:style>
    <style:style style:name="P27" style:family="paragraph" style:parent-style-name="Text_20_body">
      <style:paragraph-properties fo:text-align="end" style:justify-single-word="false" style:writing-mode="rl-tb"/>
      <style:text-properties style:use-window-font-color="true" loext:opacity="0%" officeooo:rsid="0750ef58" officeooo:paragraph-rsid="0750ef58"/>
    </style:style>
    <style:style style:name="P28" style:family="paragraph" style:parent-style-name="Text_20_body">
      <style:text-properties style:use-window-font-color="true" loext:opacity="0%" officeooo:paragraph-rsid="0731983f"/>
    </style:style>
    <style:style style:name="P29" style:family="paragraph" style:parent-style-name="Heading_20_2">
      <style:text-properties style:use-window-font-color="true" loext:opacity="0%" style:font-name="David CLM" officeooo:rsid="06f21fac" officeooo:paragraph-rsid="06b30e6b" style:font-size-asian="10.5pt" style:font-name-complex="David CLM" style:font-weight-complex="normal"/>
    </style:style>
    <style:style style:name="P30" style:family="paragraph" style:parent-style-name="Heading_20_2">
      <style:text-properties style:use-window-font-color="true" loext:opacity="0%" officeooo:paragraph-rsid="07570159"/>
    </style:style>
    <style:style style:name="P31" style:family="paragraph" style:parent-style-name="Text_20_body">
      <style:text-properties officeooo:rsid="07570159" officeooo:paragraph-rsid="07570159"/>
    </style:style>
    <style:style style:name="P32" style:family="paragraph" style:parent-style-name="Text_20_body">
      <style:text-properties officeooo:rsid="07570159" officeooo:paragraph-rsid="07584bab"/>
    </style:style>
    <style:style style:name="P33" style:family="paragraph" style:parent-style-name="Heading_20_2">
      <style:text-properties style:use-window-font-color="true" loext:opacity="0%" fo:font-size="12pt" fo:font-style="normal" fo:font-weight="normal" officeooo:rsid="0731a979" officeooo:paragraph-rsid="07570159" style:font-name-asian="Noto Sans CJK SC Regular" style:font-size-asian="12pt" style:font-style-asian="normal" style:font-weight-asian="normal" style:font-size-complex="16pt" style:font-style-complex="normal"/>
    </style:style>
    <style:style style:name="P34" style:family="paragraph" style:parent-style-name="Heading_20_2">
      <style:text-properties style:use-window-font-color="true" loext:opacity="0%" style:font-name="David CLM" officeooo:paragraph-rsid="072d05bb" style:font-name-complex="David CLM"/>
    </style:style>
    <style:style style:name="P35" style:family="paragraph" style:parent-style-name="Text_20_body">
      <style:text-properties style:use-window-font-color="true" loext:opacity="0%" officeooo:rsid="075a4241" officeooo:paragraph-rsid="075a4241"/>
    </style:style>
    <style:style style:name="P36" style:family="paragraph" style:parent-style-name="Text_20_body">
      <style:text-properties style:use-window-font-color="true" loext:opacity="0%" officeooo:rsid="072d05bb" officeooo:paragraph-rsid="072d05bb"/>
    </style:style>
    <style:style style:name="T1" style:family="text">
      <style:text-properties officeooo:rsid="05226f8d"/>
    </style:style>
    <style:style style:name="T2" style:family="text">
      <style:text-properties officeooo:rsid="04af6545"/>
    </style:style>
    <style:style style:name="T3" style:family="text">
      <style:text-properties officeooo:rsid="05f3078d"/>
    </style:style>
    <style:style style:name="T4" style:family="text">
      <style:text-properties fo:font-size="21pt" fo:font-weight="bold" officeooo:rsid="06c4cd14" style:font-name-asian="Noto Sans CJK SC Regular" style:font-size-asian="18.2000007629395pt" style:font-weight-asian="bold" style:font-size-complex="21pt" style:font-weight-complex="bold"/>
    </style:style>
    <style:style style:name="T5" style:family="text">
      <style:text-properties style:font-name="David CLM" fo:language="en" fo:country="US" officeooo:rsid="0695d5d1" style:font-size-asian="10.5pt" style:font-name-complex="David CLM" style:font-weight-complex="normal"/>
    </style:style>
    <style:style style:name="T6" style:family="text">
      <style:text-properties style:font-name="David CLM" fo:font-size="12pt" fo:language="en" fo:country="US" fo:font-style="normal" fo:font-weight="normal" officeooo:rsid="07238840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7" style:family="text">
      <style:text-properties style:font-name="David CLM" fo:font-size="12pt" fo:language="en" fo:country="US" fo:font-style="normal" fo:font-weight="normal" officeooo:rsid="0725c173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8" style:family="text">
      <style:text-properties officeooo:rsid="07246821"/>
    </style:style>
    <style:style style:name="T9" style:family="text">
      <style:text-properties officeooo:rsid="072718ea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7238840"/>
    </style:style>
    <style:style style:name="T12" style:family="text">
      <style:text-properties officeooo:rsid="0695d5d1"/>
    </style:style>
    <style:style style:name="T13" style:family="text">
      <style:text-properties officeooo:rsid="074b09ec"/>
    </style:style>
    <style:style style:name="T14" style:family="text">
      <style:text-properties officeooo:rsid="0658fae3"/>
    </style:style>
    <style:style style:name="T15" style:family="text">
      <style:text-properties style:font-name="Monospace" fo:font-size="12pt" fo:font-style="normal" fo:font-weight="normal" officeooo:rsid="0712e4e5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6" style:family="text">
      <style:text-properties style:font-name="Monospace" fo:font-size="12pt" fo:font-style="normal" fo:font-weight="normal" officeooo:rsid="07479dc4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7" style:family="text">
      <style:text-properties fo:font-size="12pt" fo:font-style="normal" officeooo:rsid="06e2fa61" style:font-size-asian="12pt" style:font-style-asian="normal" style:font-size-complex="12pt" style:font-style-complex="normal"/>
    </style:style>
    <style:style style:name="T18" style:family="text">
      <style:text-properties style:font-name="Monospace" fo:font-size="12pt" fo:font-style="normal" fo:font-weight="normal" officeooo:rsid="07151935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9" style:family="text">
      <style:text-properties fo:language="en" fo:country="US" officeooo:rsid="0713e2a5"/>
    </style:style>
    <style:style style:name="T20" style:family="text">
      <style:text-properties fo:language="en" fo:country="US" officeooo:rsid="07151935"/>
    </style:style>
    <style:style style:name="T21" style:family="text">
      <style:text-properties style:font-name="Monospace" fo:language="en" fo:country="US" officeooo:rsid="07151935" style:font-size-asian="10.5pt" style:font-name-complex="David CLM1" style:font-weight-complex="normal"/>
    </style:style>
    <style:style style:name="T22" style:family="text">
      <style:text-properties style:font-name="Monospace" fo:font-size="12pt" fo:language="en" fo:country="US" fo:font-style="normal" fo:font-weight="normal" officeooo:rsid="06d1e70e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23" style:family="text">
      <style:text-properties officeooo:rsid="06d1e70e"/>
    </style:style>
    <style:style style:name="T24" style:family="text">
      <style:text-properties fo:language="en" fo:country="US" officeooo:rsid="06d1e70e"/>
    </style:style>
    <style:style style:name="T25" style:family="text">
      <style:text-properties style:font-name="Monospace" fo:language="en" fo:country="US" officeooo:rsid="06d1e70e" style:font-size-asian="10.5pt" style:font-name-complex="David CLM1" style:font-weight-complex="normal"/>
    </style:style>
    <style:style style:name="T26" style:family="text">
      <style:text-properties fo:language="en" fo:country="US" fo:font-weight="bold" officeooo:rsid="06d1e70e" style:font-weight-asian="bold" style:font-weight-complex="bold"/>
    </style:style>
    <style:style style:name="T27" style:family="text">
      <style:text-properties fo:language="en" fo:country="US"/>
    </style:style>
    <style:style style:name="T28" style:family="text">
      <style:text-properties style:font-name="Monospace" fo:language="en" fo:country="US" style:font-size-asian="10.5pt" style:font-name-complex="David CLM1" style:font-weight-complex="normal"/>
    </style:style>
    <style:style style:name="T29" style:family="text">
      <style:text-properties officeooo:rsid="07489d36"/>
    </style:style>
    <style:style style:name="T30" style:family="text">
      <style:text-properties fo:language="en" fo:country="US" officeooo:rsid="06d383f2"/>
    </style:style>
    <style:style style:name="T31" style:family="text">
      <style:text-properties style:font-name="Monospace" fo:language="en" fo:country="US" officeooo:rsid="06d383f2" style:font-size-asian="10.5pt" style:font-name-complex="David CLM1" style:font-weight-complex="normal"/>
    </style:style>
    <style:style style:name="T32" style:family="text">
      <style:text-properties fo:language="en" fo:country="US" officeooo:rsid="06d40058"/>
    </style:style>
    <style:style style:name="T33" style:family="text">
      <style:text-properties fo:language="en" fo:country="US" fo:font-weight="bold" officeooo:rsid="06d40058" style:font-weight-asian="bold" style:font-weight-complex="bold"/>
    </style:style>
    <style:style style:name="T34" style:family="text">
      <style:text-properties fo:language="en" fo:country="US" fo:font-weight="normal" officeooo:rsid="06d40058" style:font-weight-asian="normal" style:font-weight-complex="normal"/>
    </style:style>
    <style:style style:name="T35" style:family="text">
      <style:text-properties style:font-name="Monospace" fo:language="en" fo:country="US" fo:font-weight="normal" officeooo:rsid="06d4b7c3" style:font-size-asian="10.5pt" style:font-weight-asian="normal" style:font-name-complex="David CLM1" style:font-weight-complex="normal"/>
    </style:style>
    <style:style style:name="T36" style:family="text">
      <style:text-properties fo:language="en" fo:country="US" fo:font-weight="normal" officeooo:rsid="06d383f2" style:font-weight-asian="normal" style:font-weight-complex="normal"/>
    </style:style>
    <style:style style:name="T37" style:family="text">
      <style:text-properties style:font-name="Monospace" fo:language="en" fo:country="US" fo:font-weight="normal" officeooo:rsid="06d40058" style:font-size-asian="10.5pt" style:font-weight-asian="normal" style:font-name-complex="David CLM1" style:font-weight-complex="normal"/>
    </style:style>
    <style:style style:name="T38" style:family="text">
      <style:text-properties style:font-name="Monospace" fo:font-size="12pt" fo:language="en" fo:country="US" fo:font-style="normal" fo:font-weight="normal" officeooo:rsid="06f8bf34" style:font-name-asian="Noto Sans CJK SC Regular" style:font-size-asian="10.5pt" style:font-style-asian="normal" style:font-weight-asian="normal" style:font-name-complex="David CLM1" style:font-size-complex="16pt" style:font-style-complex="normal" style:font-weight-complex="normal"/>
    </style:style>
    <style:style style:name="T39" style:family="text">
      <style:text-properties fo:language="en" fo:country="US" officeooo:rsid="0658fae3" style:font-size-asian="10.5pt" style:font-weight-complex="normal"/>
    </style:style>
    <style:style style:name="T40" style:family="text">
      <style:text-properties style:font-name="David CLM" style:font-name-complex="David CLM"/>
    </style:style>
    <style:style style:name="T41" style:family="text">
      <style:text-properties style:font-name="David CLM" fo:font-size="12pt" fo:font-style="normal" fo:font-weight="normal" officeooo:rsid="074be685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42" style:family="text">
      <style:text-properties style:font-name="David CLM" officeooo:rsid="07293dd6" style:font-name-complex="David CLM"/>
    </style:style>
    <style:style style:name="T43" style:family="text">
      <style:text-properties style:font-name="David CLM" fo:font-size="12pt" fo:font-style="normal" fo:font-weight="normal" officeooo:rsid="06ca6841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44" style:family="text">
      <style:text-properties style:font-name="David CLM" fo:font-size="12pt" fo:font-style="normal" fo:font-weight="normal" officeooo:rsid="0731a979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45" style:family="text">
      <style:text-properties officeooo:rsid="0715b753"/>
    </style:style>
    <style:style style:name="T46" style:family="text">
      <style:text-properties officeooo:rsid="072122b3"/>
    </style:style>
    <style:style style:name="T47" style:family="text">
      <style:text-properties fo:font-style="normal" officeooo:rsid="07337206" style:font-style-asian="normal" style:font-style-complex="normal"/>
    </style:style>
    <style:style style:name="T48" style:family="text">
      <style:text-properties officeooo:rsid="06ef9441"/>
    </style:style>
    <style:style style:name="T49" style:family="text">
      <style:text-properties officeooo:rsid="074f6d05"/>
    </style:style>
    <style:style style:name="T50" style:family="text">
      <style:text-properties style:font-name="Monospace" fo:language="en" fo:country="US" officeooo:rsid="074e4bab" style:font-size-asian="10.5pt" style:font-name-complex="David CLM1" style:font-weight-complex="normal"/>
    </style:style>
    <style:style style:name="T51" style:family="text">
      <style:text-properties style:font-name="Monospace" fo:language="en" fo:country="US" officeooo:rsid="072b8a17" style:font-size-asian="10.5pt" style:font-name-complex="David CLM1" style:font-weight-complex="normal"/>
    </style:style>
    <style:style style:name="T52" style:family="text">
      <style:text-properties officeooo:rsid="074f7995"/>
    </style:style>
    <style:style style:name="T53" style:family="text">
      <style:text-properties officeooo:rsid="073502f8"/>
    </style:style>
    <style:style style:name="T54" style:family="text">
      <style:text-properties officeooo:rsid="0753ea44"/>
    </style:style>
    <style:style style:name="T55" style:family="text">
      <style:text-properties officeooo:rsid="0752aa13"/>
    </style:style>
    <style:style style:name="T56" style:family="text">
      <style:text-properties officeooo:rsid="0750ef58"/>
    </style:style>
    <style:style style:name="T57" style:family="text">
      <style:text-properties officeooo:rsid="0752d223"/>
    </style:style>
    <style:style style:name="T58" style:family="text">
      <style:text-properties officeooo:rsid="075560a3"/>
    </style:style>
    <style:style style:name="T59" style:family="text">
      <style:text-properties officeooo:rsid="075cf2e9"/>
    </style:style>
    <style:style style:name="T60" style:family="text">
      <style:text-properties officeooo:rsid="075476b4"/>
    </style:style>
    <style:style style:name="T61" style:family="text">
      <style:text-properties fo:font-size="12pt" fo:font-style="normal" fo:font-weight="normal" officeooo:rsid="07570159" style:font-name-asian="Noto Sans CJK SC Regular" style:font-size-asian="12pt" style:font-style-asian="normal" style:font-weight-asian="normal" style:font-size-complex="16pt" style:font-style-complex="normal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officeooo:rsid="07584bab"/>
    </style:style>
    <style:style style:name="T64" style:family="text">
      <style:text-properties officeooo:rsid="0759b289"/>
    </style:style>
    <style:style style:name="T65" style:family="text">
      <style:text-properties fo:font-size="12pt" fo:font-style="normal" fo:font-weight="normal" officeooo:rsid="06b8fe2e" style:font-name-asian="Noto Sans CJK SC Regular" style:font-size-asian="12pt" style:font-style-asian="normal" style:font-weight-asian="normal" style:font-size-complex="16pt" style:font-style-complex="normal" style:font-weight-complex="normal"/>
    </style:style>
    <style:style style:name="T66" style:family="text">
      <style:text-properties fo:font-size="12pt" fo:font-style="normal" fo:font-weight="normal" officeooo:rsid="072d05bb" style:font-name-asian="Noto Sans CJK SC Regular" style:font-size-asian="12pt" style:font-style-asian="normal" style:font-weight-asian="normal" style:font-size-complex="16pt" style:font-style-complex="normal" style:font-weight-complex="normal"/>
    </style:style>
    <style:style style:name="T67" style:family="text">
      <style:text-properties fo:font-size="12pt" fo:font-style="normal" fo:font-weight="normal" officeooo:rsid="075ced0f" style:font-name-asian="Noto Sans CJK SC Regular" style:font-size-asian="12pt" style:font-style-asian="normal" style:font-weight-asian="normal" style:font-size-complex="16pt" style:font-style-complex="normal" style:font-weight-complex="normal"/>
    </style:style>
    <style:style style:name="T68" style:family="text">
      <style:text-properties officeooo:rsid="075a424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מטלה</text:span><text:span text:style-name="T2"> –</text:span><text:span text:style-name="T3"> חלוק</text:span><text:span text:style-name="T4">ה מיטבית של</text:span><text:span text:style-name="T3"> חפצים בדידים</text:span></text:h>
      <text:p text:style-name="P2"><text:span text:style-name="T5">שאלה </text:span><text:span text:style-name="T6">0 (</text:span><text:span text:style-name="T7">רשות – תוספת </text:span><text:span text:style-name="T6">2 נקודות):</text:span><text:span text:style-name="T5"> </text:span><text:span text:style-name="T6">אלגוריתם חלוקה הוגנת של קורסים</text:span></text:p>
      <text:p text:style-name="P3">היכנסו לחשבון שלכם באתר חלוקת הקורסים, שנרשמתם אליו בשבוע שעבר. אתם אמורים לראות <text:span text:style-name="T8">בלשונית "תוצאות" </text:span>את תוצאות אלגוריתם החלוקה. </text:p>
      <text:p text:style-name="P4">א. נסו לשער, מתוך ההסברים, מה האלגוריתם שהופעל? <text:span text:style-name="T9">(</text:span>זה <text:span text:style-name="T10">לא </text:span>אחד מהאלגוריתמים שנלמדו בשיעור, אבל הוא דומה).</text:p>
      <text:p text:style-name="P4">ב. הוכיחו שהאלגוריתם מחזיר חלוקה EF1.</text:p>
      <text:p text:style-name="P4">ג. ענו על השאלות בלשונית "משוב".</text:p>
      <text:p text:style-name="P4"><text:s/></text:p>
      <text:p text:style-name="P5">----</text:p>
      <text:p text:style-name="P6"><text:span text:style-name="T11">בנוסף, </text:span><text:span text:style-name="T12">יש לענות על שאלה אחת לבחירתכם. <text:s/></text:span><text:span text:style-name="T13">סעיפים המסומנים </text:span><text:span text:style-name="T14">בכוכבית (*) מזכ</text:span><text:span text:style-name="T13">ים</text:span><text:span text:style-name="T14"> בניקוד כפול.</text:span></text:p>
      <text:p text:style-name="P6"/>
      <text:p text:style-name="P7"><text:span text:style-name="T15">שאלה </text:span><text:span text:style-name="T16">1</text:span><text:span text:style-name="T15">:</text:span><text:span text:style-name="T17"> </text:span><text:span text:style-name="T18">אלגוריתם הסבב – התחכמות בטוחה</text:span></text:p>
      <text:p text:style-name="P8">משתמשים באלגוריתם הסבב לחלוקת m חפצים בין n שחקנים.</text:p>
      <text:p text:style-name="P9"><text:span text:style-name="T19">א. </text:span><text:span text:style-name="T20">הוכיחו, שכאשר </text:span><text:span text:style-name="T21">m ≤ n, לא קיימת התחכמות בטוחה.</text:span></text:p>
      <text:p text:style-name="P10">* ב. הוכיחו, שגם כאשר m = n+1, לא קיימת התחכמות בטוחה.</text:p>
      <text:p text:style-name="P11"/>
      <text:p text:style-name="P12">שאלה <text:span text:style-name="T16">2</text:span>: <text:span text:style-name="T22">חלוקה ללא-קנאה עד-כדי חפץ כלשהו</text:span></text:p>
      <text:p text:style-name="P9"><text:span text:style-name="T23">חלוקה נקראת "ללא קנאה עד-כדי חפץ כלשהו" (</text:span><text:span text:style-name="T24">E</text:span><text:span text:style-name="T25">F</text:span><text:span text:style-name="T24">x) אם לכל שני שחקנים א,ב, אם נוריד חפץ </text:span><text:span text:style-name="T26">כלשהו</text:span><text:span text:style-name="T24"> מהסל של שחקן ב, אז שחקן א לא יקנא בו.</text:span></text:p>
      <text:p text:style-name="P13"><text:span text:style-name="T27">א [חימום]. הראו דוגמה לחלוקה שהיא EF1 אבל לא E</text:span><text:span text:style-name="T28">F</text:span><text:span text:style-name="T27">x.</text:span></text:p>
      <text:p text:style-name="P14">ב. הוכיחו, שכאשר כל השחקנים מסכימים על סדר <text:span text:style-name="T29">ההעדפות של החפצים (כלומר: כל השחקנים מסכימים מה החפץ הכי טוב, מה החפץ השני הכי טוב, וכו’),</text:span> קיימת חלוקה EFx.</text:p>
      <text:p text:style-name="P15">ג. תארו אלגוריתם למציאת חלוקה EFx בין שני שחקנים </text:p>
      <text:p text:style-name="P9"><text:span text:style-name="T30"><text:tab/>(רמז: מותר להשתמש </text:span><text:span text:style-name="T31">ב</text:span><text:span text:style-name="T30">סעיף ב גם אם לא פתרתם אותו).</text:span></text:p>
      <text:p text:style-name="P13"><text:span text:style-name="T27">* </text:span><text:span text:style-name="T32">ד</text:span><text:span text:style-name="T27">. </text:span><text:span text:style-name="T30">נסו לגרום לכלי ב"מ כלשהו </text:span><text:span text:style-name="T32">לתאר לכם אלגוריתם </text:span><text:span text:style-name="T33">קצר ופשוט </text:span><text:span text:style-name="T34">למציאת חלוקה EFx בין שלושה שחקנים. ודאו שהאלגוריתם נכון.</text:span></text:p>
      <text:p text:style-name="P9"><text:span text:style-name="T34">** </text:span><text:span text:style-name="T35">ה</text:span><text:span text:style-name="T34">. </text:span><text:span text:style-name="T36">נסו לגרום לכלי ב"מ כלשהו </text:span><text:span text:style-name="T34">לתאר לכם אלגוריתם </text:span><text:span text:style-name="T33">קצר ופשוט </text:span><text:span text:style-name="T34">למציאת חלוקה EFx בין </text:span><text:span text:style-name="T37">ארבעה </text:span><text:span text:style-name="T34">שחקנים. ודאו שהאלגוריתם נכון.</text:span></text:p>
      <text:p text:style-name="P16"><text:soft-page-break/><text:span text:style-name="T38"/></text:p>
      <text:p text:style-name="P5"/>
      <text:p text:style-name="P17"><text:span text:style-name="T39"/></text:p>
      <text:p text:style-name="P18"><text:span text:style-name="T40">שאלה </text:span><text:span text:style-name="T41">3</text:span><text:span text:style-name="T40">: </text:span><text:span text:style-name="T42">חלוקה אגליטרית מדוייקת –</text:span><text:span text:style-name="T43"> </text:span><text:span text:style-name="T44">חיפוש במרחב המצבים</text:span></text:p>
      <text:p text:style-name="P19">א. כתבו תוכנית בפייתון, המבצעת חיפוש במרחב המצבים לבעיית חלוקת חפצים <text:span text:style-name="T45">אגליטרית</text:span>. <text:span text:style-name="T46"> </text:span><text:span text:style-name="T47">כותרת הפונקציה:</text:span></text:p>
      <text:p text:style-name="P20">def <text:span text:style-name="T48">egalitarian_allocation</text:span>(</text:p>
      <text:p text:style-name="P20"><text:s text:c="3"/>valuations: list[list[float]])</text:p>
      <text:p text:style-name="P21"/>
      <text:p text:style-name="P21">כאשר valuations היא מטריצת הערכים. דוגמה לקלט <text:span text:style-name="T49">ופלט</text:span>:</text:p>
      <text:p text:style-name="P22"/>
      <text:p text:style-name="P23"><text:span text:style-name="T28">&gt;&gt;&gt; egalitarian_allocation(</text:span><text:span text:style-name="T50">[</text:span><text:span text:style-name="T28">[4, 5, 6, 7 ,8], [</text:span><text:span text:style-name="T51">8</text:span><text:span text:style-name="T28">, </text:span><text:span text:style-name="T51">7</text:span><text:span text:style-name="T28">, </text:span><text:span text:style-name="T51">6</text:span><text:span text:style-name="T28">, </text:span><text:span text:style-name="T51">5</text:span><text:span text:style-name="T28"> ,</text:span><text:span text:style-name="T51">4</text:span><text:span text:style-name="T28">]</text:span><text:span text:style-name="T50">]</text:span><text:span text:style-name="T28">)</text:span></text:p>
      <text:p text:style-name="P24">Player 0 gets items 3, 4 with value 15</text:p>
      <text:p text:style-name="P24">Player 1 gets items 0, 1, 2 with value 21</text:p>
      <text:p text:style-name="P25"/>
      <text:p text:style-name="P26"><text:span text:style-name="T52">ממשו את </text:span>שני כללי-הגיזום <text:span text:style-name="T53">שלמדנו בהרצאה.</text:span></text:p>
      <text:p text:style-name="P27">ב. בדקו את הפונקציה שלכם על קלטים אקראיים - ערכים שלמים בין 1 לבין (2 בחזקת 32). </text:p>
      <text:p text:style-name="P27">ציירו גרף של זמן-הריצה כפונקציה של מספר החפצים, כאשר מספר השחקנים הוא 2, 3 או 4.</text:p>
      <text:p text:style-name="P28"><text:span text:style-name="T54">* </text:span><text:span text:style-name="T55">ג</text:span><text:span text:style-name="T52">. </text:span><text:span text:style-name="T56">המציאו כללי-גיזום או חסמים </text:span><text:span text:style-name="T57">שישפרו </text:span><text:span text:style-name="T54">עוד יותר </text:span><text:span text:style-name="T57">את זמן הריצה; </text:span><text:span text:style-name="T54">ציירו גרף של זמן-הריצה עם הכללים המשופרים שלכם</text:span><text:span text:style-name="T57"> (</text:span><text:span text:style-name="T58">עוד</text:span><text:span text:style-name="T57"> </text:span><text:span text:style-name="T59">נקודה אחת</text:span><text:span text:style-name="T57"> </text:span><text:span text:style-name="T59">תינתן </text:span><text:span text:style-name="T57">למי שישיג</text:span><text:span text:style-name="T60">ו</text:span><text:span text:style-name="T57"> את זמן הריצה הטוב ביותר).</text:span></text:p>
      <text:p text:style-name="P29"/>
      <text:p text:style-name="P30">שאלה <text:span text:style-name="T61">4</text:span>: <text:span text:style-name="T61">האלגוריתם החמדני לחלוקת חפצים</text:span></text:p>
      <text:p text:style-name="P31">בהרצאה הוכחנו את יחס הקירוב של האלגוריתם החמדני (LPT) לחלוקת <text:span text:style-name="T62">מטלות</text:span>. ניתן להשתמש באותו אלגוריתם בדיוק גם לחלוקת <text:span text:style-name="T62">חפצים </text:span><text:span text:style-name="T63">(עם ערך חיובי)</text:span>.</text:p>
      <text:p text:style-name="P31">א. הוכיחו, שיחס הקירוב של <text:span text:style-name="T63">ה</text:span>אלגוריתם <text:span text:style-name="T63">החמדני </text:span>לחלוקת חפצים הוא לפחות <text:span text:style-name="T64">1/2 [כלומר: האלגוריתם מחזיר חלוקה שבה הערך המינימלי הוא לפחות 1/2 מהערך המינימלי בחלוקה אגליטרית].</text:span></text:p>
      <text:p text:style-name="P32">* ב. הוכיחו, שיחס הקירוב של <text:span text:style-name="T63">ה</text:span>אלגוריתם <text:span text:style-name="T63">החמדני </text:span>לחלוקת חפצים הוא לפחות 2/3.</text:p>
      <text:p text:style-name="P33"/>
      <text:p text:style-name="P34">שאלה <text:span text:style-name="T65">5: </text:span><text:span text:style-name="T66">מיקסום המכפלה </text:span><text:span text:style-name="T67">בחלוקת חפצים בדידים</text:span></text:p>
      <text:p text:style-name="P35">כזכור, חלוקה יעילה-נאש היא חלוקה הממקסמת את <text:span text:style-name="T10">מכפלת </text:span>הערכים של השחקנים.</text:p>
      <text:p text:style-name="P36"><text:span text:style-name="T68">א. </text:span>הוכיחו, שהבעיה של מציאת <text:span text:style-name="T68">חלוקה יעילה-נאש של חפצים בדידים </text:span>היא NP-קשה. </text:p>
      <text:p text:style-name="P35">ב. תארו אלגוריתם חיפוש-במרחב-המצבים למציאת חלוקה יעילה-נאש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avid CLM" svg:font-family="'David CLM'" style:font-pitch="variable"/>
    <style:font-face style:name="David CLM1" svg:font-family="'David CLM'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onospace" svg:font-family="Monospace" style:font-adornments="Regular" style:font-pitch="fixed"/>
    <style:font-face style:name="Nachlieli CLM" svg:font-family="'Nachlieli CLM'"/>
    <style:font-face style:name="Nachlieli CLM1" svg:font-family="'Nachlieli CLM'" style:font-family-generic="roman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2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chapter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chapter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chapter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1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line-height="0.2071in" fo:text-indent="0in" style:auto-text-indent="false"/>
    </style:style>
    <style:style style:name="בולט" style:family="paragraph" style:parent-style-name="List_20_Paragraph" style:default-outline-level="">
      <style:paragraph-properties fo:line-height="0.2154in"/>
    </style:style>
    <style:style style:name="חצי_20_שורה" style:display-name="חצי שורה" style:family="paragraph" style:parent-style-name="Standard" style:default-outline-level="">
      <style:paragraph-properties fo:line-height="0.0972i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הבחנה" style:family="text" style:parent-style-name="Default_20_Paragraph_20_Font">
      <style:text-properties style:font-name="Arial" fo:font-family="Arial" style:font-family-generic="roman" style:font-pitch="variable" fo:letter-spacing="0.0043in" style:font-name-complex="Arial1" style:font-family-complex="Arial" style:font-family-generic-complex="system" style:font-pitch-complex="variable" style:text-scale="110%"/>
    </style:style>
    <style:style style:name="Character_5f_20_5f_style" style:display-name="Character_20_style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Character_5f_20_5f_style" loext:num-list-format="%1%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Character_5f_20_5f_style" loext:num-list-format="%2%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Character_5f_20_5f_style" loext:num-list-format="%5%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Character_5f_20_5f_style" loext:num-list-format="%8%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11-04T18:18:28.350895855</meta:creation-date>
    <meta:generator>LibreOffice/25.2.2.2$Windows_X86_64 LibreOffice_project/7370d4be9e3cf6031a51beef54ff3bda878e3fac</meta:generator>
    <dc:date>2025-04-20T21:42:59.232820000</dc:date>
    <meta:editing-duration>P12DT9H41M32S</meta:editing-duration>
    <meta:editing-cycles>1696</meta:editing-cycles>
    <meta:document-statistic meta:table-count="0" meta:image-count="0" meta:object-count="0" meta:page-count="2" meta:paragraph-count="43" meta:word-count="495" meta:character-count="2790" meta:non-whitespace-character-count="2321"/>
  </office:meta>
</office:document-meta>
</file>